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le1" style:family="table">
      <style:table-properties style:width="6.5313in" fo:break-before="column" table:align="margins"/>
    </style:style>
    <style:style style:name="Tabelle1.A" style:family="table-column">
      <style:table-column-properties style:column-width="0.916in" style:rel-column-width="9190*"/>
    </style:style>
    <style:style style:name="Tabelle1.B" style:family="table-column">
      <style:table-column-properties style:column-width="5.6153in" style:rel-column-width="56345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color="#0084d1" style:font-name="Arial" fo:font-size="11pt" officeooo:rsid="002497cf" officeooo:paragraph-rsid="00271e05" style:font-size-asian="11pt" style:font-size-complex="11pt"/>
    </style:style>
    <style:style style:name="P3" style:family="paragraph" style:parent-style-name="Table_20_Contents">
      <style:text-properties fo:color="#0084d1" style:font-name="Arial" fo:font-size="11pt" officeooo:rsid="002497cf" officeooo:paragraph-rsid="00271e05" style:font-size-asian="9.60000038146973pt" style:font-size-complex="11pt"/>
    </style:style>
    <style:style style:name="P4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P7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P10" style:family="paragraph" style:parent-style-name="Table_20_Contents">
      <style:text-properties fo:color="#0084d1" style:font-name="Arial" fo:font-size="9pt" officeooo:rsid="002497cf" officeooo:paragraph-rsid="00271e05" style:font-size-asian="7.84999990463257pt" style:font-size-complex="9pt"/>
    </style:style>
    <style:style style:name="P11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P13" style:family="paragraph" style:parent-style-name="Table_20_Contents">
      <style:text-properties style:font-name="Arial" fo:font-size="10pt" officeooo:rsid="002497cf" officeooo:paragraph-rsid="00271e05" style:font-size-asian="8.75pt" style:font-size-complex="10pt"/>
    </style:style>
    <style:style style:name="P14" style:family="paragraph" style:parent-style-name="Table_20_Contents">
      <style:text-properties style:font-name="Arial" fo:font-size="10pt" officeooo:rsid="0065fe98" officeooo:paragraph-rsid="0065fe98" style:font-size-asian="8.75pt" style:font-size-complex="10pt"/>
    </style:style>
    <style:style style:name="P15" style:family="paragraph" style:parent-style-name="Table_20_Contents">
      <style:text-properties fo:font-size="11pt" officeooo:paragraph-rsid="003cd979" style:font-size-asian="11pt" style:font-size-complex="11pt"/>
    </style:style>
    <style:style style:name="P16" style:family="paragraph" style:parent-style-name="Standard">
      <style:text-properties officeooo:paragraph-rsid="001bb5bb"/>
    </style:style>
    <style:style style:name="P17" style:family="paragraph" style:parent-style-name="Standard">
      <style:text-properties style:font-name="Arial" officeooo:rsid="002049de" officeooo:paragraph-rsid="002049de"/>
    </style:style>
    <style:style style:name="P18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P19" style:family="paragraph" style:parent-style-name="Text_20_body">
      <style:text-properties fo:font-size="10pt" style:font-size-asian="8.75pt" style:font-size-complex="10pt"/>
    </style:style>
    <style:style style:name="P20" style:family="paragraph" style:parent-style-name="Table_20_Heading">
      <style:paragraph-properties fo:text-align="start" style:justify-single-word="false"/>
      <style:text-properties fo:color="#0084d1" style:font-name="Arial" fo:font-size="11pt" officeooo:rsid="001e08b5" officeooo:paragraph-rsid="001e08b5" style:font-size-asian="11pt" style:font-size-complex="11pt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59fc9d"/>
    </style:style>
    <style:style style:name="T3" style:family="text">
      <style:text-properties style:font-name="Arial" officeooo:rsid="0028a3f8"/>
    </style:style>
    <style:style style:name="T4" style:family="text">
      <style:text-properties style:font-name="Arial" fo:font-size="12pt" officeooo:rsid="0028a3f8" style:font-size-asian="12pt" style:font-size-complex="12pt"/>
    </style:style>
    <style:style style:name="T5" style:family="text">
      <style:text-properties fo:font-variant="normal" fo:text-transform="none" fo:color="#000000" style:font-name="Arial" fo:letter-spacing="normal" officeooo:rsid="0028a3f8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y.name"/>
      </text:user-field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20"><office:annotation><dc:creator>Luka Dornhecker</dc:creator><dc:date>2014-01-19T17:09:12</dc:date><text:list text:style-name=""><text:list-item><text:p text:style-name="P21"><text:span text:style-name="T6">do table if days</text:span></text:p></text:list-item></text:list></office:annotation>Wochentag</text:p>
            </table:table-cell>
            <table:table-cell table:style-name="Tabelle1.B1" office:value-type="string">
              <text:p text:style-name="P20">Aufgaben</text:p>
            </table:table-cell>
          </table:table-row>
        </table:table-header-rows>
        <table:table-row>
          <table:table-cell table:style-name="Tabelle1.A2" office:value-type="string">
            <text:p text:style-name="P13"/>
            <text:p text:style-name="P2"><office:annotation><dc:creator>Luka Dornhecker</dc:creator><dc:date>2014-01-19T17:50:42</dc:date><text:list text:continue-numbering="true" text:style-name=""><text:list-item><text:p text:style-name="P21"><text:span text:style-name="T6">do row for day in days</text:span></text:p></text:list-item></text:list></office:annotation><text:conditional-text text:condition="ooow:true" text:string-value-if-true="day[&quot;name&quot;]" text:string-value-if-false="">day["name"]</text:conditional-text></text:p>
            <text:p text:style-name="P3"/>
            <text:p text:style-name="P2"><text:conditional-text text:condition="ooow:true" text:string-value-if-true="day[&quot;date&quot;]" text:string-value-if-false="">day["date"]</text:conditional-text></text:p>
            <text:p text:style-name="P2"/>
            <text:p text:style-name="P2"/>
            <text:p text:style-name="P2"/>
            <text:p text:style-name="P3"/>
            <text:p text:style-name="P10"/>
          </table:table-cell>
          <table:table-cell table:style-name="Tabelle1.B2" office:value-type="string">
            <text:p text:style-name="P14"/>
            <text:p text:style-name="P15"><text:span text:style-name="T3"><office:annotation><dc:creator>Luka Dornhecker</dc:creator><dc:date>2014-01-19T18:00:03</dc:date><text:list text:continue-numbering="true" text:style-name=""><text:list-item><text:p text:style-name="P21"><text:span text:style-name="T6">do text for i in range(0, len(day['activities']))</text:span></text:p></text:list-item></text:list></office:annotation></text:span><text:span text:style-name="T5">• </text:span><text:span text:style-name="T4"><text:conditional-text text:condition="ooow:true" text:string-value-if-true="day[&quot;activities&quot;][i].name" text:string-value-if-false="">day["activities"][i].name</text:conditional-text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2" style:family="table">
      <style:table-properties style:width="6.5208in" table:align="left"/>
    </style:style>
    <style:style style:name="Tabelle2.A" style:family="table-column">
      <style:table-column-properties style:column-width="4.3542in"/>
    </style:style>
    <style:style style:name="Tabelle2.B" style:family="table-column">
      <style:table-column-properties style:column-width="2.1667in"/>
    </style:style>
    <style:style style:name="Tabelle2.1" style:family="table-row">
      <style:table-row-properties style:min-row-height="0.2917in"/>
    </style:style>
    <style:style style:name="Tabelle2.A1" style:family="table-cell">
      <style:table-cell-properties fo:padding="0.0201in" fo:border="none"/>
    </style:style>
    <style:style style:name="Tabelle5" style:family="table">
      <style:table-properties style:width="6.5313in" fo:break-before="column" table:align="margins"/>
    </style:style>
    <style:style style:name="Tabelle5.A" style:family="table-column">
      <style:table-column-properties style:column-width="2.6764in" style:rel-column-width="26855*"/>
    </style:style>
    <style:style style:name="Tabelle5.B" style:family="table-column">
      <style:table-column-properties style:column-width="0.6146in" style:rel-column-width="6166*"/>
    </style:style>
    <style:style style:name="Tabelle5.C" style:family="table-column">
      <style:table-column-properties style:column-width="1.0521in" style:rel-column-width="10556*"/>
    </style:style>
    <style:style style:name="Tabelle5.D" style:family="table-column">
      <style:table-column-properties style:column-width="1.4069in" style:rel-column-width="14117*"/>
    </style:style>
    <style:style style:name="Tabelle5.E" style:family="table-column">
      <style:table-column-properties style:column-width="0.7813in" style:rel-column-width="7841*"/>
    </style:style>
    <style:style style:name="Tabelle5.A1" style:family="table-cell">
      <style:table-cell-properties fo:padding="0in" fo:border="none"/>
    </style:style>
    <style:style style:name="Tabelle5.B1" style:family="table-cell">
      <style:table-cell-properties style:vertical-align="bottom" fo:padding="0in" fo:border="none"/>
    </style:style>
    <style:style style:name="Tabelle3" style:family="table">
      <style:table-properties style:width="6.5313in" table:align="margins"/>
    </style:style>
    <style:style style:name="Tabelle3.A" style:family="table-column">
      <style:table-column-properties style:column-width="3.2653in" style:rel-column-width="32767*"/>
    </style:style>
    <style:style style:name="Tabelle3.B" style:family="table-column">
      <style:table-column-properties style:column-width="3.266in" style:rel-column-width="32768*"/>
    </style:style>
    <style:style style:name="Tabelle3.A1" style:family="table-cell">
      <style:table-cell-properties fo:padding="0in" fo:border="none"/>
    </style:style>
    <style:style style:name="Tabelle3.B1" style:family="table-cell">
      <style:table-cell-properties fo:padding="0in" fo:border-left="0.05pt solid #000000" fo:border-right="none" fo:border-top="none" fo:border-bottom="none"/>
    </style:style>
    <style:style style:name="M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MP2" style:family="paragraph">
      <style:paragraph-properties fo:text-align="center"/>
    </style:style>
    <style:style style:name="MP3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MP4" style:family="paragraph" style:parent-style-name="Standard">
      <style:text-properties officeooo:paragraph-rsid="001bb5bb"/>
    </style:style>
    <style:style style:name="MP5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MP7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MP9" style:family="paragraph" style:parent-style-name="Text_20_body">
      <style:text-properties fo:font-size="10pt" style:font-size-asian="8.75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MP11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MP13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officeooo:rsid="0059fc9d"/>
    </style:style>
    <style:style style:name="M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791in" fo:margin-bottom="0.3811in" fo:margin-left="0.8957in" fo:margin-right="0.84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4689in" fo:margin-left="0in" fo:margin-right="0in" fo:margin-bottom="0.2in" style:dynamic-spacing="false"/>
      </style:header-style>
      <style:footer-style>
        <style:header-footer-properties svg:height="0.572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1"><draw:line text:anchor-type="paragraph" draw:z-index="0" draw:style-name="Mgr1" draw:text-style-name="MP2" svg:x1="4.3638in" svg:y1="0.189in" svg:x2="6.4681in" svg:y2="0.189in"><text:p/></draw:line>Name: </text:p>
            </table:table-cell>
            <table:table-cell table:style-name="Tabelle2.A1" office:value-type="string">
              <text:p text:style-name="MP3"><text:conditional-text text:condition="ooow:true" text:string-value-if-true="name" text:string-value-if-false="">name</text:conditional-text> <text:conditional-text text:condition="ooow:true" text:string-value-if-true="lastname" text:string-value-if-false="">lastname</text:conditional-text></text:p>
            </table:table-cell>
          </table:table-row>
          <table:table-row>
            <table:table-cell table:style-name="Tabelle2.A1" office:value-type="string">
              <text:p text:style-name="MP1"><draw:line text:anchor-type="paragraph" draw:z-index="1" draw:style-name="Mgr1" draw:text-style-name="MP2" svg:x1="4.3638in" svg:y1="0.189in" svg:x2="6.4681in" svg:y2="0.189in"><text:p/></draw:line>Ausbildungsabteilung: </text:p>
            </table:table-cell>
            <table:table-cell table:style-name="Tabelle2.A1" office:value-type="string">
              <text:p text:style-name="MP3"><text:conditional-text text:condition="ooow:true" text:string-value-if-true="division" text:string-value-if-false="">division</text:conditional-text></text:p>
            </table:table-cell>
          </table:table-row>
        </table:table>
        <text:p text:style-name="MP4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column table:style-name="Tabelle5.E"/>
          <table:table-row>
            <table:table-cell table:style-name="Tabelle5.A1" office:value-type="string">
              <text:p text:style-name="MP5"><draw:line text:anchor-type="paragraph" draw:z-index="2" draw:style-name="Mgr1" draw:text-style-name="MP2" svg:x1="2.2909in" svg:y1="0.439in" svg:x2="3.5819in" svg:y2="0.439in"><text:p/></draw:line>Ausbildungs- und Tätigkeitsnachweis Nr.</text:p>
            </table:table-cell>
            <table:table-cell table:style-name="Tabelle5.B1" office:value-type="string">
              <text:p text:style-name="MP3"><text:conditional-text text:condition="ooow:true" text:string-value-if-true="number" text:string-value-if-false="">number</text:conditional-text></text:p>
            </table:table-cell>
            <table:table-cell table:style-name="Tabelle5.B1" office:value-type="string">
              <text:p text:style-name="MP6"><draw:line text:anchor-type="paragraph" draw:z-index="3" draw:style-name="Mgr1" draw:text-style-name="MP2" svg:x1="1.0516in" svg:y1="0.1791in" svg:x2="2.3425in" svg:y2="0.1791in"><text:p/></draw:line><text:span text:style-name="MT1">Monat:</text:span> </text:p>
            </table:table-cell>
            <table:table-cell table:style-name="Tabelle5.B1" office:value-type="string">
              <text:p text:style-name="MP7"><text:conditional-text text:condition="ooow:true" text:string-value-if-true="month" text:string-value-if-false="">month</text:conditional-text></text:p>
            </table:table-cell>
            <table:table-cell table:style-name="Tabelle5.B1" office:value-type="string">
              <text:p text:style-name="MP8">2014</text:p>
            </table:table-cell>
          </table:table-row>
        </table:table>
        <text:p text:style-name="MP9"/>
      </style:header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0"><draw:line text:anchor-type="paragraph" draw:z-index="4" draw:style-name="Mgr2" draw:text-style-name="MP2" svg:x1="0.1445in" svg:y1="-0.1063in" svg:x2="3.1028in" svg:y2="-0.1063in"><text:p/></draw:line>Auszubildender</text:p>
              <text:p text:style-name="MP11">Unterschrift und Datum</text:p>
            </table:table-cell>
            <table:table-cell table:style-name="Tabelle3.B1" office:value-type="string">
              <text:p text:style-name="MP12"><draw:line text:anchor-type="paragraph" draw:z-index="5" draw:style-name="Mgr2" draw:text-style-name="MP2" svg:x1="0.1445in" svg:y1="-0.1063in" svg:x2="3.1028in" svg:y2="-0.1063in"><text:p/></draw:line>Ausbildender</text:p>
              <text:p text:style-name="MP13"><text:span text:style-name="MT2">Prüfvermerk</text:span> und Datum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 Dornhecker</meta:initial-creator>
    <meta:creation-date>2014-01-19T16:41:01.981795325</meta:creation-date>
    <meta:generator>LibreOffice/4.1.5.3$Linux_X86_64 LibreOffice_project/410m0$Build-3</meta:generator>
    <dc:date>2014-03-03T16:51:34.330698042</dc:date>
    <meta:editing-duration>PT1H55M38S</meta:editing-duration>
    <meta:editing-cycles>84</meta:editing-cycles>
    <meta:document-statistic meta:table-count="4" meta:image-count="0" meta:object-count="0" meta:page-count="1" meta:paragraph-count="18" meta:word-count="27" meta:character-count="245" meta:non-whitespace-character-count="233"/>
  </office:meta>
</office:document-meta>
</file>